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8.235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initial</text:p>
          </table:table-cell>
          <table:table-cell office:value-type="string">
            <text:p>strict</text:p>
          </table:table-cell>
          <table:table-cell office:value-type="string">
            <text:p>graph</text:p>
          </table:table-cell>
          <table:table-cell/>
          <table:table-cell office:value-type="string">
            <text:p>save_prefix</text:p>
          </table:table-cell>
          <table:table-cell office:value-type="string">
            <text:p>(?:“[^”]*”|&lt;[^&gt;]*&gt;|[a-zA-Z_][a-zA-Z_0-9]*|-?(?:\.[0-9]+|[0-9]+(?:\.[0-9])*))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3"/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 table:number-columns-repeated="2"/>
          <table:table-cell office:value-type="string">
            <text:p>:(?:“[^”]+”|&lt;[^&gt;]*&gt;|[a-zA-Z_][a-zA-Z_0-9]*|-?(?:\.[0-9]+|[0-9]+(?:\.[0-9])*))</text:p>
          </table:table-cell>
          <table:table-cell office:value-type="string">
            <text:p>: + ID</text:p>
          </table:table-cell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\/\*.*?\*\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nitial</text:p>
          </table:table-cell>
          <table:table-cell table:number-columns-repeated="2"/>
          <table:table-cell office:value-type="string">
            <text:p>:(?:“[^”]+”|&lt;[^&gt;]*&gt;|[a-zA-Z_][a-zA-Z_0-9]*|-?(?:\.[0-9]+|[0-9]+(?:\.[0-9])*)):(?:n|ne|e|se|s|sw|w|nw|c|_)(?![a-zA-Z_0-9])</text:p>
          </table:table-cell>
          <table:table-cell office:value-type="string">
            <text:p>: + ID + : + Compass point</text:p>
          </table:table-cell>
        </table:table-row>
        <table:table-row table:style-name="ro1">
          <table:table-cell table:number-columns-repeated="7"/>
          <table:table-cell office:value-type="string">
            <text:p>:(?:n|ne|e|se|s|sw|w|nw|c|_)(?![a-zA-Z_0-9])</text:p>
          </table:table-cell>
          <table:table-cell office:value-type="string">
            <text:p>: + Compass point</text:p>
          </table:table-cell>
        </table:table-row>
        <table:table-row table:style-name="ro1">
          <table:table-cell table:number-columns-repeated="2"/>
          <table:table-cell office:value-type="string">
            <text:p>graph</text:p>
          </table:table-cell>
          <table:table-cell office:value-type="string">
            <text:p>(?:graph|digraph)</text:p>
          </table:table-cell>
          <table:table-cell office:value-type="string">
            <text:p>graph_id</text:p>
          </table:table-cell>
          <table:table-cell/>
          <table:table-cell office:value-type="string">
            <text:p>save_prefix</text:p>
          </table:table-cell>
          <table:table-cell office:value-type="string">
            <text:p>(?:-&gt;|--)</text:p>
          </table:table-cell>
          <table:table-cell office:value-type="string">
            <text:p>Edg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aph_id</text:p>
          </table:table-cell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open_brace</text:p>
          </table:table-cell>
          <table:table-cell/>
          <table:table-cell office:value-type="string">
            <text:p>save_graph_i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aph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pen_brace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open_brac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statement</text:p>
          </table:table-cell>
          <table:table-cell office:value-type="string">
            <text:p>{</text:p>
          </table:table-cell>
          <table:table-cell office:value-type="string">
            <text:p>statement_list_1</text:p>
          </table:table-cell>
          <table:table-cell/>
          <table:table-cell office:value-type="string">
            <text:p>start_statemen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stateme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1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tement_list_2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(?:\[)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tement_list_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a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[^&gt;]*&gt;|[a-zA-Z_][a-zA-Z_0-9]*|-?(?:\.[0-9]+|[0-9]+(?:\.[0-9])*)):(?:n|ne|e|se|s|sw|w|nw|c|_)(?![a-zA-Z_0-9])">
            <text:p>:(?:“[^”]+”|&lt;[^&gt;]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[^&gt;]*&gt;|[a-zA-Z_][a-zA-Z_0-9]*|-?(?:\.[0-9]+|[0-9]+(?:\.[0-9])*))">
            <text:p>:(?:“[^”]+”|&lt;[^&gt;]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d_b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6]" office:value-type="string" office:string-value=":(?:n|ne|e|se|s|sw|w|nw|c|_)(?![a-zA-Z_0-9])">
            <text:p>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:(?:“[^”]+”|&lt;[^&gt;]*&gt;|[a-zA-Z_][a-zA-Z_0-9]*|-?(?:\.[0-9]+|[0-9]+(?:\.[0-9])*)):(?:n|ne|e|se|s|sw|w|nw|c|_)(?![a-zA-Z_0-9])">
            <text:p>:(?:“[^”]+”|&lt;[^&gt;]*&gt;|[a-zA-Z_][a-zA-Z_0-9]*|-?(?:\.[0-9]+|[0-9]+(?:\.[0-9])*)):(?:n|ne|e|se|s|sw|w|nw|c|_)(?![a-zA-Z_0-9]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3]" office:value-type="string" office:string-value=":(?:“[^”]+”|&lt;[^&gt;]*&gt;|[a-zA-Z_][a-zA-Z_0-9]*|-?(?:\.[0-9]+|[0-9]+(?:\.[0-9])*))">
            <text:p>:(?:“[^”]+”|&lt;[^&gt;]*&gt;|[a-zA-Z_][a-zA-Z_0-9]*|-?(?:\.[0-9]+|[0-9]+(?:\.[0-9])*)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2"/>
          <table:table-cell office:value-type="string">
            <text:p>A stand-alone {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;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id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edge_id</text:p>
          </table:table-cell>
          <table:table-cell office:value-type="string">
            <text:p>subgraph</text:p>
          </table:table-cell>
          <table:table-cell office:value-type="string">
            <text:p>id_a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list</text:p>
          </table:table-cell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a</text:p>
          </table:table-cell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attribute_b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b</text:p>
          </table:table-cell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attribute_a</text:p>
          </table:table-cell>
          <table:table-cell/>
          <table:table-cell office:value-type="string">
            <text:p>save_attribu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=</text:p>
          </table:table-cell>
          <table:table-cell office:value-type="string">
            <text:p>attribute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]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attribute_b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end_statement</text:p>
          </table:table-cell>
          <table:table-cell office:value-type="string">
            <text:p>subgraph</text:p>
          </table:table-cell>
          <table:table-cell office:value-type="string">
            <text:p>graph_id</text:p>
          </table:table-cell>
          <table:table-cell/>
          <table:table-cell office:value-type="string">
            <text:p>save_id_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2]" office:value-type="string" office:string-value="(?:“[^”]*”|&lt;[^&gt;]*&gt;|[a-zA-Z_][a-zA-Z_0-9]*|-?(?:\.[0-9]+|[0-9]+(?:\.[0-9])*))">
            <text:p>(?:“[^”]*”|&lt;[^&gt;]*&gt;|[a-zA-Z_][a-zA-Z_0-9]*|-?(?:\.[0-9]+|[0-9]+(?:\.[0-9])*))</text:p>
          </table:table-cell>
          <table:table-cell office:value-type="string">
            <text:p>id_a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7]" office:value-type="string" office:string-value="(?:-&gt;|--)">
            <text:p>(?:-&gt;|--)</text:p>
          </table:table-cell>
          <table:table-cell office:value-type="string">
            <text:p>edge_i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attribute_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}</text:p>
          </table:table-cell>
          <table:table-cell office:value-type="string">
            <text:p>statement_list_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4]" office:value-type="string" office:string-value="\/\*.*?\*\/">
            <text:p>\/\*.*?\*\/</text:p>
          </table:table-cell>
          <table:table-cell office:value-type="string">
            <text:p>end_stat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end_statement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18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Savage</meta:initial-creator>
    <meta:creation-date>2011-05-20T18:22:59</meta:creation-date>
    <dc:date>2012-02-03T18:45:54</dc:date>
    <meta:editing-duration>P19DT18H3M51S</meta:editing-duration>
    <meta:editing-cycles>185</meta:editing-cycles>
    <meta:generator>LibreOffice/3.4$Unix LibreOffice_project/340m1$Build-302</meta:generator>
    <meta:document-statistic meta:table-count="3" meta:cell-count="236" meta:object-count="0"/>
  </office:meta>
</office:document-meta>
</file>